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2">Cash Book for the Period: <text:s/>to </text:p>
      <text:p text:style-name="P1">Cash Account No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A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office:value-type="string">
            <text:p text:style-name="P6">Date: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Opening Balanc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6">Days Total</text:p>
          </table:table-cell>
          <table:table-cell table:style-name="Table1.A6" office:value-type="string">
            <text:p text:style-name="P7">0.00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09T10:30:02</dc:date>
    <dc:creator>TrongNguyen </dc:creator>
    <meta:editing-duration>P0D</meta:editing-duration>
    <meta:editing-cycles>1</meta:editing-cycles>
    <meta:document-statistic meta:table-count="1" meta:image-count="0" meta:object-count="0" meta:page-count="1" meta:paragraph-count="18" meta:word-count="35" meta:character-count="213" meta:non-whitespace-character-count="193"/>
  </office:meta>
</office:document-meta>
</file>